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 fo:font-weight="bold" officeooo:rsid="001d4a92" officeooo:paragraph-rsid="001d4a92" style:font-weight-asian="bold" style:font-weight-complex="bold"/>
    </style:style>
    <style:style style:name="P2" style:family="paragraph" style:parent-style-name="Standard">
      <style:text-properties officeooo:rsid="001d4a92" officeooo:paragraph-rsid="001d4a92"/>
    </style:style>
    <style:style style:name="P3" style:family="paragraph" style:parent-style-name="Text_20_body">
      <style:text-properties officeooo:rsid="001d4a92"/>
    </style:style>
    <style:style style:name="P4" style:family="paragraph" style:parent-style-name="Text_20_body" style:list-style-name="L1">
      <style:text-properties style:font-name="Times New Roman" officeooo:rsid="001d4a92"/>
    </style:style>
    <style:style style:name="P5" style:family="paragraph" style:parent-style-name="Text_20_body" style:list-style-name="L1">
      <style:text-properties style:font-name="Times New Roman" officeooo:rsid="001d4a92" officeooo:paragraph-rsid="001d4a92"/>
    </style:style>
    <style:style style:name="P6" style:family="paragraph" style:parent-style-name="Text_20_body">
      <style:text-properties style:font-name="Times New Roman" fo:font-weight="bold" officeooo:rsid="001d4a92" officeooo:paragraph-rsid="001d4a92" style:font-weight-asian="bold" style:font-weight-complex="bold"/>
    </style:style>
    <style:style style:name="P7" style:family="paragraph" style:parent-style-name="Text_20_body">
      <style:text-properties officeooo:paragraph-rsid="001d4a92"/>
    </style:style>
    <style:style style:name="P8" style:family="paragraph" style:parent-style-name="Text_20_body">
      <style:text-properties style:font-name="Times New Roman" officeooo:paragraph-rsid="001d4a92"/>
    </style:style>
    <style:style style:name="P9" style:family="paragraph" style:parent-style-name="Text_20_body">
      <style:text-properties style:font-name="Times New Roman" fo:font-weight="bold" officeooo:paragraph-rsid="001d4a92" style:font-weight-asian="bold" style:font-weight-complex="bold"/>
    </style:style>
    <style:style style:name="P10" style:family="paragraph" style:parent-style-name="Text_20_body">
      <style:text-properties fo:font-weight="normal" officeooo:paragraph-rsid="001d4a92" style:font-weight-asian="normal" style:font-weight-complex="normal"/>
    </style:style>
    <style:style style:name="P11" style:family="paragraph" style:parent-style-name="Text_20_body">
      <style:text-properties style:font-name="Times New Roman" fo:font-weight="normal" officeooo:paragraph-rsid="001d4a92" style:font-weight-asian="normal" style:font-weight-complex="normal"/>
    </style:style>
    <style:style style:name="P12" style:family="paragraph" style:parent-style-name="Text_20_body">
      <style:text-properties style:font-name="Times New Roman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normal" style:font-weight-asian="normal" style:font-weight-complex="normal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weight="normal" officeooo:rsid="001d4a92" style:font-weight-asian="normal" style:font-weight-complex="normal"/>
    </style:style>
    <style:style style:name="T5" style:family="text">
      <style:text-properties officeooo:rsid="001d4a92"/>
    </style:style>
    <style:style style:name="T6" style:family="text">
      <style:text-properties fo:font-weight="normal" officeooo:rsid="001d4a92" style:font-weight-asian="normal" style:font-weight-complex="normal"/>
    </style:style>
    <style:style style:name="T7" style:family="text">
      <style:text-properties style:font-name="Times New Roman" officeooo:rsid="001d4a92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tar Belakang Masalah (Inti):</text:p>
      <text:p text:style-name="P2"><text:span text:style-name="T1">Indonesia adalah negara kepulauan dengan wilayah laut yang sangat luas dan sumber daya ikan yang melimpah. Namun, kesadaran masyarakat terhadap </text:span><text:span text:style-name="Strong_20_Emphasis"><text:span text:style-name="T2">jenis ikan dan kandungan gizinya</text:span></text:span><text:span text:style-name="T1"> masih rendah. Banyak orang tidak bisa membedakan antara jenis-jenis ikan populer seperti kembung, tongkol, tuna, bandeng, dll., padahal masing-masing memiliki karakteristik dan nilai gizi yang berbeda.</text:span></text:p>
      <text:p text:style-name="P3"><text:span text:style-name="T1">Dengan kemajuan </text:span><text:span text:style-name="Emphasis"><text:span text:style-name="T1">Artificial Intelligence</text:span></text:span><text:span text:style-name="T1">, khususnya </text:span><text:span text:style-name="Emphasis"><text:span text:style-name="T1">Computer Vision</text:span></text:span><text:span text:style-name="T1">, kini kita dapat membangun sistem yang mampu </text:span><text:span text:style-name="Strong_20_Emphasis"><text:span text:style-name="T3">mendeteksi dan mengklasifikasikan ikan secara otomatis</text:span></text:span><text:span text:style-name="T3"> </text:span><text:span text:style-name="T1">berdasarkan citra. Hal ini bisa membantu dalam:</text:span></text:p>
      <text:list text:style-name="L1">
        <text:list-item>
          <text:p text:style-name="P4">edukasi masyarakat mengenai ikan,</text:p>
        </text:list-item>
        <text:list-item>
          <text:p text:style-name="P5">meningkatkan literasi gizi masyarakat Indonesia mengenai makanan ikan,</text:p>
        </text:list-item>
        <text:list-item>
          <text:p text:style-name="P4">digitalisasi pasar ikan atau e-commerce produk laut,</text:p>
        </text:list-item>
        <text:list-item>
          <text:p text:style-name="P4">serta membantu sektor perikanan dalam identifikasi cepat hasil tangkapan.</text:p>
        </text:list-item>
      </text:list>
      <text:p text:style-name="P6"/>
      <text:p text:style-name="P6">Rumusan Masalah:</text:p>
      <text:p text:style-name="P7"><text:span text:style-name="T4">1. </text:span><text:span text:style-name="T1">Bagaimana membangun model </text:span><text:span text:style-name="Emphasis"><text:span text:style-name="T1">object detection</text:span></text:span><text:span text:style-name="T1"> yang dapat mengenali ikan-ikan populer di Indonesia berdasarkan citra?</text:span></text:p>
      <text:p text:style-name="P8"><text:span text:style-name="T5">2. </text:span>Bagaimana hasil deteksi tersebut dapat digunakan untuk menampilkan informasi nilai gizi ikan kepada pengguna?</text:p>
      <text:p text:style-name="P8"/>
      <text:p text:style-name="P6">Tujuan Penelitian:</text:p>
      <text:p text:style-name="P8"><text:span text:style-name="T6">1. </text:span>Mengembangkan sistem deteksi ikan-ikan populer di Indonesia menggunakan model YOLOv11.</text:p>
      <text:p text:style-name="P7"><text:span text:style-name="T7">2. </text:span><text:span text:style-name="T1">Mengevaluasi kinerja model YOLOv11 dalam mengenali jenis ikan berdasarkan </text:span><text:span text:style-name="Emphasis"><text:span text:style-name="T1">dataset citra ikan Indonesia</text:span></text:span><text:span text:style-name="T1">.</text:span></text:p>
      <text:p text:style-name="P7"><text:span text:style-name="T7">3. </text:span><text:span text:style-name="T1">Menyediakan </text:span><text:span text:style-name="Emphasis"><text:span text:style-name="T1">prototype</text:span></text:span><text:span text:style-name="T1"> atau </text:span><text:span text:style-name="Emphasis"><text:span text:style-name="T1">demo aplikasi</text:span></text:span><text:span text:style-name="T1"> sederhana yang menampilkan hasil deteksi sekaligus informasi kandungan gizi ikan.</text:span></text:p>
      <text:p text:style-name="P8"><text:span text:style-name="T5">4. </text:span>Membandingkan hasil kinerja YOLOv11 dengan model deteksi lain (opsional, untuk memperkuat analisis).</text:p>
      <text:p text:style-name="P8"/>
      <text:p text:style-name="P9">Penelitian Sebelumnya (Related Works):</text:p>
      <text:p text:style-name="P10"><text:span text:style-name="Strong_20_Emphasis"><text:span text:style-name="T7">1. </text:span></text:span><text:span text:style-name="Strong_20_Emphasis"><text:span text:style-name="T1">Rahman et al. (2022)</text:span></text:span><text:span text:style-name="T1"> – “Fish species detection using YOLOv5”<text:line-break/>→ Penelitian ini menggunakan YOLOv5 untuk mendeteksi berbagai spesies ikan di laut. Hasilnya menunjukkan bahwa YOLOv5 dapat mencapai </text:span><text:span text:style-name="Emphasis"><text:span text:style-name="T1">mAP</text:span></text:span><text:span text:style-name="T1"> di atas 90% pada dataset publik seperti Fish4Knowledge.<text:line-break/>(→ Bisa dijadikan dasar bahwa YOLO sangat efektif untuk deteksi ikan.)</text:span></text:p>
      <text:p text:style-name="Text_20_body"><text:span text:style-name="Strong_20_Emphasis"><text:span text:style-name="T7">2. </text:span></text:span><text:span text:style-name="Strong_20_Emphasis"><text:span text:style-name="T1">Wijaya et al. (2023)</text:span></text:span><text:span text:style-name="T1"> – “Klasifikasi ikan air tawar Indonesia menggunakan CNN”<text:line-break/>→ Menggunakan CNN untuk mengenali ikan air tawar seperti nila, gurame, dan lele. Akurasi 85% menunjukkan potensi besar </text:span><text:span text:style-name="Emphasis"><text:span text:style-name="T1">deep learning</text:span></text:span><text:span text:style-name="T1"> di bidang perikanan Indonesia.</text:span></text:p>
      <text:p text:style-name="Text_20_body"><text:soft-page-break/><text:span text:style-name="Strong_20_Emphasis"><text:span text:style-name="T7">3. </text:span></text:span><text:span text:style-name="Strong_20_Emphasis"><text:span text:style-name="T1">Nguyen et al. (2023)</text:span></text:span><text:span text:style-name="T1"> – “Real-time fish detection using YOLOv8 for aquaculture monitoring”<text:line-break/>→ YOLOv8 digunakan untuk deteksi ikan dalam kolam akuakultur. Memberi referensi tentang kemampuan YOLO untuk </text:span><text:span text:style-name="Emphasis"><text:span text:style-name="T1">real-time detection</text:span></text:span><text:span text:style-name="T1"> di lingkungan nyata.</text:span></text:p>
      <text:p text:style-name="Text_20_body"><text:span text:style-name="Strong_20_Emphasis"><text:span text:style-name="T7">4. </text:span></text:span><text:span text:style-name="Strong_20_Emphasis"><text:span text:style-name="T1">Putra et al. (2024)</text:span></text:span><text:span text:style-name="T1"> – “Implementasi model YOLO untuk identifikasi ikan konsumsi lokal”<text:line-break/>→ Studi lokal yang membuktikan bahwa YOLO bisa digunakan di konteks Indonesia, tapi masih terbatas di versi lama (misalnya YOLOv5/YOLOv7). Ini membuka ruang bagi kamu untuk </text:span><text:span text:style-name="Emphasis"><text:span text:style-name="T1">upgrade to YOLOv11</text:span></text:span><text:span text:style-name="T1"> sebagai kebaruan (</text:span><text:span text:style-name="Emphasis"><text:span text:style-name="T1">novelty</text:span></text:span><text:span text:style-name="T1">).</text:span></text:p>
      <text:p text:style-name="P11"/>
      <text:p text:style-name="P9"><text:span text:style-name="T5">5. </text:span>Kebaruan (Novelty) Penelitian</text:p>
      <text:p text:style-name="P10"><text:span text:style-name="T7">1. </text:span><text:span text:style-name="T1">Menggunakan </text:span><text:span text:style-name="Strong_20_Emphasis"><text:span text:style-name="T1">model terbaru (YOLOv11)</text:span></text:span><text:span text:style-name="T1"> yang belum banyak digunakan di studi akademik Indonesia.</text:span></text:p>
      <text:p text:style-name="Text_20_body"><text:span text:style-name="T7">2. </text:span><text:span text:style-name="T1">Fokus pada </text:span><text:span text:style-name="Strong_20_Emphasis"><text:span text:style-name="T1">ikan-ikan populer di Indonesia</text:span></text:span><text:span text:style-name="T1"> (dataset lokal, bukan dataset global seperti Fish4Knowledge).</text:span></text:p>
      <text:p text:style-name="P12"><text:span text:style-name="T5">3. </text:span>Potensi integrasi dengan sistem informasi kandungan gizi ikan → memperluas manfaat penelitian tidak hanya untuk klasifikasi, tapi juga edukasi gizi masyarakat.</text:p>
      <text:p text:style-name="P11"/>
      <text:p text:style-name="P9"><text:span text:style-name="T5">6. </text:span>Manfaat Penelitian</text:p>
      <text:p text:style-name="P10"><text:span text:style-name="Strong_20_Emphasis"><text:span text:style-name="T1">Akademik:</text:span></text:span><text:span text:style-name="T1"> memberikan kontribusi dalam pengembangan </text:span><text:span text:style-name="Emphasis"><text:span text:style-name="T1">Computer Vision</text:span></text:span><text:span text:style-name="T1"> untuk domain perikanan Indonesia.</text:span></text:p>
      <text:p text:style-name="Text_20_body"><text:span text:style-name="Strong_20_Emphasis"><text:span text:style-name="T1">Praktis:</text:span></text:span><text:span text:style-name="T1"> membantu masyarakat mengenali ikan dan kandungan gizinya melalui sistem berbasis AI.</text:span></text:p>
      <text:p text:style-name="Text_20_body"><text:span text:style-name="Strong_20_Emphasis"><text:span text:style-name="T1">Industri:</text:span></text:span><text:span text:style-name="T1"> dapat menjadi dasar bagi pengembangan sistem deteksi kualitas dan jenis ikan dalam rantai pasok (</text:span><text:span text:style-name="Emphasis"><text:span text:style-name="T1">supply chain</text:span></text:span><text:span text:style-name="T1">) sektor perikanan.</text:span></text:p>
      <text:p text:style-name="P11"/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6T14:49:16.894312521</meta:creation-date>
    <dc:date>2025-10-06T14:59:07.133047203</dc:date>
    <meta:editing-duration>PT9M57S</meta:editing-duration>
    <meta:editing-cycles>1</meta:editing-cycles>
    <meta:document-statistic meta:table-count="0" meta:image-count="0" meta:object-count="0" meta:page-count="2" meta:paragraph-count="28" meta:word-count="466" meta:character-count="3446" meta:non-whitespace-character-count="3008"/>
    <meta:generator>LibreOffice/25.2.6.2$Linux_X86_64 LibreOffice_project/520$Build-2</meta:generator>
  </office:meta>
</office:document-meta>
</file>